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office:value-type="string">
            <text:p>MNTete3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5"/>
          <table:table-cell office:value-type="string">
            <text:p>MNCorps3</text:p>
          </table:table-cell>
          <table:table-cell table:number-columns-repeated="4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5"/>
          <table:table-cell office:value-type="string">
            <text:p>MNRobe3</text:p>
          </table:table-cell>
          <table:table-cell table:number-columns-repeated="4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4"/>
          <table:table-cell office:value-type="string">
            <text:p>MNMainJardin3</text:p>
          </table:table-cell>
          <table:table-cell table:number-columns-repeated="4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4"/>
          <table:table-cell office:value-type="string">
            <text:p>MNMainCour3</text:p>
          </table:table-cell>
          <table:table-cell table:number-columns-repeated="4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4"/>
          <table:table-cell office:value-type="string">
            <text:p>MNJambeJardin3</text:p>
          </table:table-cell>
          <table:table-cell table:number-columns-repeated="4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4"/>
          <table:table-cell office:value-type="string">
            <text:p>MNJambeCour3</text:p>
          </table:table-cell>
          <table:table-cell table:number-columns-repeated="7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4"/>
          <table:table-cell office:value-type="string">
            <text:p>MNPisse3</text:p>
          </table:table-cell>
          <table:table-cell table:number-columns-repeated="7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4"/>
          <table:table-cell office:value-type="string">
            <text:p>MNTete4</text:p>
          </table:table-cell>
          <table:table-cell table:number-columns-repeated="7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3"/>
          <table:table-cell office:value-type="string">
            <text:p>MNCorps4</text:p>
          </table:table-cell>
          <table:table-cell table:number-columns-repeated="7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3"/>
          <table:table-cell office:value-type="string">
            <text:p>MNRobe4</text:p>
          </table:table-cell>
          <table:table-cell table:number-columns-repeated="7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3"/>
          <table:table-cell office:value-type="string">
            <text:p>MNMainJardin4</text:p>
          </table:table-cell>
          <table:table-cell table:number-columns-repeated="7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3"/>
          <table:table-cell office:value-type="string">
            <text:p>MNMainCour4</text:p>
          </table:table-cell>
          <table:table-cell table:number-columns-repeated="7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2"/>
          <table:table-cell office:value-type="string">
            <text:p>MNJambeJardin4</text:p>
          </table:table-cell>
          <table:table-cell table:number-columns-repeated="7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"/>
          <table:table-cell office:value-type="string">
            <text:p>MNJambeCour4</text:p>
          </table:table-cell>
          <table:table-cell table:number-columns-repeated="20"/>
          <table:table-cell office:value-type="string">
            <text:p>AnnieJambe2</text:p>
          </table:table-cell>
          <table:table-cell table:number-columns-repeated="982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"/>
          <table:table-cell office:value-type="string">
            <text:p>MNPisse4</text:p>
          </table:table-cell>
          <table:table-cell table:number-columns-repeated="20"/>
          <table:table-cell office:value-type="string">
            <text:p>AnnieBras</text:p>
          </table:table-cell>
          <table:table-cell table:number-columns-repeated="982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3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3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3"/>
          <table:table-cell office:value-type="string">
            <text:p>ChienAnnieJambe2</text:p>
          </table:table-cell>
          <table:table-cell table:number-columns-repeated="981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3"/>
          <table:table-cell office:value-type="string">
            <text:p>DollyRobe</text:p>
          </table:table-cell>
          <table:table-cell table:number-columns-repeated="980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3"/>
          <table:table-cell office:value-type="string">
            <text:p>DollyBras</text:p>
          </table:table-cell>
          <table:table-cell table:number-columns-repeated="980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3"/>
          <table:table-cell office:value-type="string">
            <text:p>DollyBrasFond</text:p>
          </table:table-cell>
          <table:table-cell table:number-columns-repeated="980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1:21:34</dc:date>
    <meta:editing-duration>P1DT8H18M4S</meta:editing-duration>
    <meta:editing-cycles>202</meta:editing-cycles>
    <meta:generator>LibreOffice/4.0.4.2$Linux_x86 LibreOffice_project/400m0$Build-2</meta:generator>
    <meta:document-statistic meta:table-count="1" meta:cell-count="372" meta:object-count="0"/>
  </office:meta>
</office:document-meta>
</file>